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application/octet-stream" manifest:full-path="Pictures/image1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paragraph-properties fo:text-align="justify"/>
      <style:text-properties fo:color="#000000"/>
    </style:style>
    <style:style style:name="P2" style:parent-style-name="Text_20body" style:family="paragraph">
      <style:paragraph-properties fo:text-align="justify"/>
      <style:text-properties fo:color="#000000"/>
    </style:style>
    <style:style style:name="P3" style:parent-style-name="Heading_202" style:family="paragraph">
      <style:paragraph-properties fo:text-align="justify"/>
      <style:text-properties fo:color="#000000"/>
    </style:style>
    <style:style style:name="P4" style:parent-style-name="Heading_203" style:family="paragraph">
      <style:text-properties fo:color="#000000"/>
    </style:style>
    <style:style style:name="T1" style:parent-style-name="Text_20body" style:family="text">
      <style:text-properties fo:font-family="Monospace" fo:font-size="10.000000000000000pt"/>
    </style:style>
    <style:style style:name="gr1" style:family="graphic">
      <style:graphic-properties draw:fill="none" draw:stroke="none"/>
    </style:style>
    <text:list-style style:name="Outline1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  <text:list-style style:name="Outline2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  <text:list-style style:name="Outline3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  <text:list-style style:name="Outline4" style:display-name="Outline">
      <text:list-level-style-bullet text:level="1" text:bullet-char="">
        <style:list-level-properties/>
      </text:list-level-style-bullet>
      <text:list-level-style-bullet text:level="2" text:bullet-char="">
        <style:list-level-properties/>
      </text:list-level-style-bullet>
      <text:list-level-style-bullet text:level="3" text:bullet-char="">
        <style:list-level-properties/>
      </text:list-level-style-bullet>
      <text:list-level-style-bullet text:level="4" text:bullet-char="">
        <style:list-level-properties/>
      </text:list-level-style-bullet>
      <text:list-level-style-bullet text:level="5" text:bullet-char="">
        <style:list-level-properties/>
      </text:list-level-style-bullet>
      <text:list-level-style-bullet text:level="6" text:bullet-char="">
        <style:list-level-properties/>
      </text:list-level-style-bullet>
      <text:list-level-style-bullet text:level="7" text:bullet-char="">
        <style:list-level-properties/>
      </text:list-level-style-bullet>
      <text:list-level-style-bullet text:level="8" text:bullet-char="">
        <style:list-level-properties/>
      </text:list-level-style-bullet>
      <text:list-level-style-bullet text:level="9" text:bullet-char="">
        <style:list-level-properties/>
      </text:list-level-style-bullet>
      <text:list-level-style-bullet text:level="10" text:bullet-char="">
        <style:list-level-properties/>
      </text:list-level-style-bullet>
    </text:list-style>
  </office:automatic-styles>
  <office:body>
    <office:text>
      <text:tracked-changes/>
      <text:h text:outline-level="1" text:style-name="P1" text:id="subitem1">Information Retrieval Practicals</text:h>
      <text:p text:style-name="P2">This practical is about implementing a simple information retrieval system. The set of documents is given but the system works on preprocessed data, the term index as well as<draw:frame draw:style-name="gr1" draw:id="shape1" draw:name="Object1" svg:width="44.84417217560pt" svg:height="13.23781820860pt" text:anchor-type="as-char"><draw:image xlink:type="simple" xlink:show="embed" xlink:actuate="onLoad" xlink:href="Pictures/image1"/></draw:frame><text:s/>vector lengths are given directly. Also we have a list of relevant documents as well as user feedback and</text:p>
      <text:p text:style-name="P2"/>
      <text:h text:outline-level="2" text:style-name="P3" text:id="subitem2">Practical 1</text:h>
      <text:h text:outline-level="3" text:style-name="P4" text:id="subitem3">Calculating document ranks</text:h>
      <text:p text:style-name="P2">In the<text:s/><text:span text:style-name="T1">answerQuery</text:span><text:s/>method for each term in the query we iterate through all documents containing the query term and increase the score by the<text:s/><draw:frame draw:style-name="gr1" draw:id="shape2" draw:name="Object2" svg:width="44.84417217560pt" svg:height="13.23781820860pt" text:anchor-type="as-char"><draw:image xlink:type="simple" xlink:show="embed" xlink:actuate="onLoad" xlink:href="Pictures/image1"/></draw:frame>value for the given term, depending on the normalising flag we may or may not normalise this dot product. Also we maintain a set of documents we have encountered to quickly process them later.</text:p>
      <text:p text:style-name="P2">After all document scores have been calculated we insert them into a<text:s/><text:span text:style-name="T1">multimap</text:span><text:s/>(namen!!) from doubles to documents which is meant to map scores on the corresponding document. A<text:s/><text:span text:style-name="T1">multimap</text:span><text:s/>is needed here because different documents are allowed to have the same rank. C++ stores maps and<text:s/><text:span text:style-name="T1">multimaps</text:span><text:s/>in a tree-structure that easily allows to iterate through them in increasing or decreasing order, iterating through the scores in decreasing order gives us the ranking of documents.</text:p>
      <text:h text:outline-level="3" text:style-name="P4" text:id="subitem4">Evaluating a query</text:h>
      <text:p text:style-name="P2"/>
      <text:h text:outline-level="2" text:style-name="P3" text:id="subitem5">Practical 2</text:h>
      <text:p text:style-name="P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Liberation Serif" fo:font-size="12.000000000000000pt" fo:language="en" style:letter-kerning="true"/>
    </style:default-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Liberation Serif" fo:font-size="12.000000000000000pt" fo:font-style="italic" fo:language="en" style:letter-kerning="true"/>
    </style: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Liberation Serif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Liberation Sans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Liberation Sans" fo:font-size="14.000000000000000pt" fo:language="en" style:letter-kerning="true"/>
    </style:style>
    <style:style style:name="Heading_202" style:default-outline-level="2" style:display-name="Heading 2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Liberation Sans" fo:font-size="14.000000000000000pt" fo:font-style="italic" fo:font-weight="bold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Liberation Serif" fo:font-size="12.000000000000000pt" fo:language="en" style:letter-kerning="true"/>
    </style:style>
    <style:style style:name="Heading_203" style:default-outline-level="3" style:display-name="Heading 3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Liberation Sans" fo:font-size="14.000000000000000pt" fo:font-weight="bold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Liberation Serif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Liberation Serif" fo:font-size="12.000000000000000pt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.3</meta:generator>
    <dc:title/>
    <meta:initial-creator>Unknown</meta:initial-creator>
    <meta:editing-cycles>8</meta:editing-cycles>
    <dc:date>2012-03-01T00:16:43</dc:date>
    <meta:creation-date>2012-02-28T14:22:33</meta:creation-date>
    <dc:creator>Andreas Neufeld</dc:creator>
  </office:meta>
</office:document-meta>
</file>